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9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3.38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3">
            <text:p>Sample#</text:p>
          </table:table-cell>
          <table:table-cell office:value-type="string" table:style-name="ce3">
            <text:p>Start Time</text:p>
          </table:table-cell>
          <table:table-cell office:value-type="string" table:style-name="ce3">
            <text:p>Thread Name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Sample Time(ms)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Bytes</text:p>
          </table:table-cell>
          <table:table-cell table:number-columns-repeated="16377" table:style-name="ce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time" office:time-value="PT15H21M54.277S" table:style-name="ce2">
            <text:p>21:54.3</text:p>
          </table:table-cell>
          <table:table-cell office:value-type="string" table:style-name="ce1">
            <text:p>ISGuidelines 1-1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time" office:time-value="PT15H21M54.287S" table:style-name="ce2">
            <text:p>21:54.3</text:p>
          </table:table-cell>
          <table:table-cell office:value-type="string" table:style-name="ce1">
            <text:p>ISGuidelines 1-1</text:p>
          </table:table-cell>
          <table:table-cell office:value-type="string" table:style-name="ce1">
            <text:p>/channels/login.do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Success</text:p>
          </table:table-cell>
          <table:table-cell office:value-type="float" office:value="25653" table:style-name="ce1">
            <text:p>25653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time" office:time-value="PT15H21M54.527S" table:style-name="ce2">
            <text:p>21:54.5</text:p>
          </table:table-cell>
          <table:table-cell office:value-type="string" table:style-name="ce1">
            <text:p>ISGuidelines 1-1</text:p>
          </table:table-cell>
          <table:table-cell office:value-type="string" table:style-name="ce1">
            <text:p>/channels/;jsessionid=sz097zmyulpz1hdqggh8g1p9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5694" table:style-name="ce1">
            <text:p>25694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time" office:time-value="PT15H21M54.572S" table:style-name="ce2">
            <text:p>21:54.6</text:p>
          </table:table-cell>
          <table:table-cell office:value-type="string" table:style-name="ce1">
            <text:p>ISGuidelines 1-1</text:p>
          </table:table-cell>
          <table:table-cell office:value-type="string" table:style-name="ce1">
            <text:p>/channels/home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5900" table:style-name="ce1">
            <text:p>25900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time" office:time-value="PT15H21M54.617S" table:style-name="ce2">
            <text:p>21:54.6</text:p>
          </table:table-cell>
          <table:table-cell office:value-type="string" table:style-name="ce1">
            <text:p>ISGuidelines 1-1</text:p>
          </table:table-cell>
          <table:table-cell office:value-type="string" table:style-name="ce1">
            <text:p>/channels/participants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Success</text:p>
          </table:table-cell>
          <table:table-cell office:value-type="float" office:value="935300" table:style-name="ce1">
            <text:p>935300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time" office:time-value="PT15H21M54.787S" table:style-name="ce2">
            <text:p>21:54.8</text:p>
          </table:table-cell>
          <table:table-cell office:value-type="string" table:style-name="ce1">
            <text:p>ISGuidelines 1-1</text:p>
          </table:table-cell>
          <table:table-cell office:value-type="string" table:style-name="ce1">
            <text:p>/channels/participants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3789" table:style-name="ce1">
            <text:p>23789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time" office:time-value="PT15H21M54.802S" table:style-name="ce2">
            <text:p>21:54.8</text:p>
          </table:table-cell>
          <table:table-cell office:value-type="string" table:style-name="ce1">
            <text:p>ISGuidelines 1-1</text:p>
          </table:table-cell>
          <table:table-cell office:value-type="string" table:style-name="ce1">
            <text:p>/channels/hom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5900" table:style-name="ce1">
            <text:p>25900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time" office:time-value="PT15H21M54.837S" table:style-name="ce2">
            <text:p>21:54.8</text:p>
          </table:table-cell>
          <table:table-cell office:value-type="string" table:style-name="ce1">
            <text:p>ISGuidelines 1-1</text:p>
          </table:table-cell>
          <table:table-cell office:value-type="string" table:style-name="ce1">
            <text:p>/channels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time" office:time-value="PT15H21M54.847S" table:style-name="ce2">
            <text:p>21:54.8</text:p>
          </table:table-cell>
          <table:table-cell office:value-type="string" table:style-name="ce1">
            <text:p>ISGuidelines 1-1</text:p>
          </table:table-cell>
          <table:table-cell office:value-type="string" table:style-name="ce1">
            <text:p>/channels/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time" office:time-value="PT15H21M55.277S" table:style-name="ce2">
            <text:p>21:55.3</text:p>
          </table:table-cell>
          <table:table-cell office:value-type="string" table:style-name="ce1">
            <text:p>ISGuidelines 1-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time" office:time-value="PT15H21M55.282S" table:style-name="ce2">
            <text:p>21:55.3</text:p>
          </table:table-cell>
          <table:table-cell office:value-type="string" table:style-name="ce1">
            <text:p>ISGuidelines 1-2</text:p>
          </table:table-cell>
          <table:table-cell office:value-type="string" table:style-name="ce1">
            <text:p>/channels/login.d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25653" table:style-name="ce1">
            <text:p>25653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time" office:time-value="PT15H21M55.337S" table:style-name="ce2">
            <text:p>21:55.3</text:p>
          </table:table-cell>
          <table:table-cell office:value-type="string" table:style-name="ce1">
            <text:p>ISGuidelines 1-2</text:p>
          </table:table-cell>
          <table:table-cell office:value-type="string" table:style-name="ce1">
            <text:p>/channels/;jsessionid=sz097zmyulpz1hdqggh8g1p9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5694" table:style-name="ce1">
            <text:p>25694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time" office:time-value="PT15H21M55.382S" table:style-name="ce2">
            <text:p>21:55.4</text:p>
          </table:table-cell>
          <table:table-cell office:value-type="string" table:style-name="ce1">
            <text:p>ISGuidelines 1-2</text:p>
          </table:table-cell>
          <table:table-cell office:value-type="string" table:style-name="ce1">
            <text:p>/channels/home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5900" table:style-name="ce1">
            <text:p>25900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time" office:time-value="PT15H21M55.422S" table:style-name="ce2">
            <text:p>21:55.4</text:p>
          </table:table-cell>
          <table:table-cell office:value-type="string" table:style-name="ce1">
            <text:p>ISGuidelines 1-2</text:p>
          </table:table-cell>
          <table:table-cell office:value-type="string" table:style-name="ce1">
            <text:p>/channels/participants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935299" table:style-name="ce1">
            <text:p>935299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time" office:time-value="PT15H21M55.602S" table:style-name="ce2">
            <text:p>21:55.6</text:p>
          </table:table-cell>
          <table:table-cell office:value-type="string" table:style-name="ce1">
            <text:p>ISGuidelines 1-2</text:p>
          </table:table-cell>
          <table:table-cell office:value-type="string" table:style-name="ce1">
            <text:p>/channels/participants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3789" table:style-name="ce1">
            <text:p>23789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time" office:time-value="PT15H21M55.617S" table:style-name="ce2">
            <text:p>21:55.6</text:p>
          </table:table-cell>
          <table:table-cell office:value-type="string" table:style-name="ce1">
            <text:p>ISGuidelines 1-2</text:p>
          </table:table-cell>
          <table:table-cell office:value-type="string" table:style-name="ce1">
            <text:p>/channels/hom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5900" table:style-name="ce1">
            <text:p>25900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time" office:time-value="PT15H21M55.672S" table:style-name="ce2">
            <text:p>21:55.7</text:p>
          </table:table-cell>
          <table:table-cell office:value-type="string" table:style-name="ce1">
            <text:p>ISGuidelines 1-2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time" office:time-value="PT15H21M55.682S" table:style-name="ce2">
            <text:p>21:55.7</text:p>
          </table:table-cell>
          <table:table-cell office:value-type="string" table:style-name="ce1">
            <text:p>ISGuidelines 1-2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time" office:time-value="PT15H21M56.277S" table:style-name="ce2">
            <text:p>21:56.3</text:p>
          </table:table-cell>
          <table:table-cell office:value-type="string" table:style-name="ce1">
            <text:p>ISGuidelines 1-3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time" office:time-value="PT15H21M56.282S" table:style-name="ce2">
            <text:p>21:56.3</text:p>
          </table:table-cell>
          <table:table-cell office:value-type="string" table:style-name="ce1">
            <text:p>ISGuidelines 1-3</text:p>
          </table:table-cell>
          <table:table-cell office:value-type="string" table:style-name="ce1">
            <text:p>/channels/login.do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25653" table:style-name="ce1">
            <text:p>25653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time" office:time-value="PT15H21M56.337S" table:style-name="ce2">
            <text:p>21:56.3</text:p>
          </table:table-cell>
          <table:table-cell office:value-type="string" table:style-name="ce1">
            <text:p>ISGuidelines 1-3</text:p>
          </table:table-cell>
          <table:table-cell office:value-type="string" table:style-name="ce1">
            <text:p>/channels/;jsessionid=sz097zmyulpz1hdqggh8g1p9a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5694" table:style-name="ce1">
            <text:p>25694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time" office:time-value="PT15H21M56.382S" table:style-name="ce2">
            <text:p>21:56.4</text:p>
          </table:table-cell>
          <table:table-cell office:value-type="string" table:style-name="ce1">
            <text:p>ISGuidelines 1-3</text:p>
          </table:table-cell>
          <table:table-cell office:value-type="string" table:style-name="ce1">
            <text:p>/channels/home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5900" table:style-name="ce1">
            <text:p>25900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time" office:time-value="PT15H21M56.422S" table:style-name="ce2">
            <text:p>21:56.4</text:p>
          </table:table-cell>
          <table:table-cell office:value-type="string" table:style-name="ce1">
            <text:p>ISGuidelines 1-3</text:p>
          </table:table-cell>
          <table:table-cell office:value-type="string" table:style-name="ce1">
            <text:p>/channels/participants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Success</text:p>
          </table:table-cell>
          <table:table-cell office:value-type="float" office:value="935299" table:style-name="ce1">
            <text:p>935299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time" office:time-value="PT15H21M56.632S" table:style-name="ce2">
            <text:p>21:56.6</text:p>
          </table:table-cell>
          <table:table-cell office:value-type="string" table:style-name="ce1">
            <text:p>ISGuidelines 1-3</text:p>
          </table:table-cell>
          <table:table-cell office:value-type="string" table:style-name="ce1">
            <text:p>/channels/participants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3789" table:style-name="ce1">
            <text:p>23789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time" office:time-value="PT15H21M56.647S" table:style-name="ce2">
            <text:p>21:56.6</text:p>
          </table:table-cell>
          <table:table-cell office:value-type="string" table:style-name="ce1">
            <text:p>ISGuidelines 1-3</text:p>
          </table:table-cell>
          <table:table-cell office:value-type="string" table:style-name="ce1">
            <text:p>/channels/hom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5900" table:style-name="ce1">
            <text:p>25900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time" office:time-value="PT15H21M56.682S" table:style-name="ce2">
            <text:p>21:56.7</text:p>
          </table:table-cell>
          <table:table-cell office:value-type="string" table:style-name="ce1">
            <text:p>ISGuidelines 1-3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time" office:time-value="PT15H21M56.697S" table:style-name="ce2">
            <text:p>21:56.7</text:p>
          </table:table-cell>
          <table:table-cell office:value-type="string" table:style-name="ce1">
            <text:p>ISGuidelines 1-3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time" office:time-value="PT15H21M57.277S" table:style-name="ce2">
            <text:p>21:57.3</text:p>
          </table:table-cell>
          <table:table-cell office:value-type="string" table:style-name="ce1">
            <text:p>ISGuidelines 1-4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time" office:time-value="PT15H21M57.282S" table:style-name="ce2">
            <text:p>21:57.3</text:p>
          </table:table-cell>
          <table:table-cell office:value-type="string" table:style-name="ce1">
            <text:p>ISGuidelines 1-4</text:p>
          </table:table-cell>
          <table:table-cell office:value-type="string" table:style-name="ce1">
            <text:p>/channels/login.d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5653" table:style-name="ce1">
            <text:p>25653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time" office:time-value="PT15H21M57.337S" table:style-name="ce2">
            <text:p>21:57.3</text:p>
          </table:table-cell>
          <table:table-cell office:value-type="string" table:style-name="ce1">
            <text:p>ISGuidelines 1-4</text:p>
          </table:table-cell>
          <table:table-cell office:value-type="string" table:style-name="ce1">
            <text:p>/channels/;jsessionid=sz097zmyulpz1hdqggh8g1p9a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5694" table:style-name="ce1">
            <text:p>25694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time" office:time-value="PT15H21M57.377S" table:style-name="ce2">
            <text:p>21:57.4</text:p>
          </table:table-cell>
          <table:table-cell office:value-type="string" table:style-name="ce1">
            <text:p>ISGuidelines 1-4</text:p>
          </table:table-cell>
          <table:table-cell office:value-type="string" table:style-name="ce1">
            <text:p>/channels/hom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5900" table:style-name="ce1">
            <text:p>25900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time" office:time-value="PT15H21M57.422S" table:style-name="ce2">
            <text:p>21:57.4</text:p>
          </table:table-cell>
          <table:table-cell office:value-type="string" table:style-name="ce1">
            <text:p>ISGuidelines 1-4</text:p>
          </table:table-cell>
          <table:table-cell office:value-type="string" table:style-name="ce1">
            <text:p>/channels/participants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ccess</text:p>
          </table:table-cell>
          <table:table-cell office:value-type="float" office:value="935299" table:style-name="ce1">
            <text:p>935299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time" office:time-value="PT15H21M57.592S" table:style-name="ce2">
            <text:p>21:57.6</text:p>
          </table:table-cell>
          <table:table-cell office:value-type="string" table:style-name="ce1">
            <text:p>ISGuidelines 1-4</text:p>
          </table:table-cell>
          <table:table-cell office:value-type="string" table:style-name="ce1">
            <text:p>/channels/participants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3789" table:style-name="ce1">
            <text:p>23789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time" office:time-value="PT15H21M57.607S" table:style-name="ce2">
            <text:p>21:57.6</text:p>
          </table:table-cell>
          <table:table-cell office:value-type="string" table:style-name="ce1">
            <text:p>ISGuidelines 1-4</text:p>
          </table:table-cell>
          <table:table-cell office:value-type="string" table:style-name="ce1">
            <text:p>/channels/hom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5900" table:style-name="ce1">
            <text:p>25900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time" office:time-value="PT15H21M57.642S" table:style-name="ce2">
            <text:p>21:57.6</text:p>
          </table:table-cell>
          <table:table-cell office:value-type="string" table:style-name="ce1">
            <text:p>ISGuidelines 1-4</text:p>
          </table:table-cell>
          <table:table-cell office:value-type="string" table:style-name="ce1">
            <text:p>/channels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time" office:time-value="PT15H21M57.652S" table:style-name="ce2">
            <text:p>21:57.7</text:p>
          </table:table-cell>
          <table:table-cell office:value-type="string" table:style-name="ce1">
            <text:p>ISGuidelines 1-4</text:p>
          </table:table-cell>
          <table:table-cell office:value-type="string" table:style-name="ce1">
            <text:p>/channels/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time" office:time-value="PT15H21M58.277S" table:style-name="ce2">
            <text:p>21:58.3</text:p>
          </table:table-cell>
          <table:table-cell office:value-type="string" table:style-name="ce1">
            <text:p>ISGuidelines 1-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time" office:time-value="PT15H21M58.282S" table:style-name="ce2">
            <text:p>21:58.3</text:p>
          </table:table-cell>
          <table:table-cell office:value-type="string" table:style-name="ce1">
            <text:p>ISGuidelines 1-5</text:p>
          </table:table-cell>
          <table:table-cell office:value-type="string" table:style-name="ce1">
            <text:p>/channels/login.do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25653" table:style-name="ce1">
            <text:p>25653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time" office:time-value="PT15H21M58.342S" table:style-name="ce2">
            <text:p>21:58.3</text:p>
          </table:table-cell>
          <table:table-cell office:value-type="string" table:style-name="ce1">
            <text:p>ISGuidelines 1-5</text:p>
          </table:table-cell>
          <table:table-cell office:value-type="string" table:style-name="ce1">
            <text:p>/channels/;jsessionid=sz097zmyulpz1hdqggh8g1p9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5694" table:style-name="ce1">
            <text:p>25694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time" office:time-value="PT15H21M58.387S" table:style-name="ce2">
            <text:p>21:58.4</text:p>
          </table:table-cell>
          <table:table-cell office:value-type="string" table:style-name="ce1">
            <text:p>ISGuidelines 1-5</text:p>
          </table:table-cell>
          <table:table-cell office:value-type="string" table:style-name="ce1">
            <text:p>/channels/home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5900" table:style-name="ce1">
            <text:p>25900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time" office:time-value="PT15H21M58.432S" table:style-name="ce2">
            <text:p>21:58.4</text:p>
          </table:table-cell>
          <table:table-cell office:value-type="string" table:style-name="ce1">
            <text:p>ISGuidelines 1-5</text:p>
          </table:table-cell>
          <table:table-cell office:value-type="string" table:style-name="ce1">
            <text:p>/channels/participants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935299" table:style-name="ce1">
            <text:p>935299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time" office:time-value="PT15H21M58.607S" table:style-name="ce2">
            <text:p>21:58.6</text:p>
          </table:table-cell>
          <table:table-cell office:value-type="string" table:style-name="ce1">
            <text:p>ISGuidelines 1-5</text:p>
          </table:table-cell>
          <table:table-cell office:value-type="string" table:style-name="ce1">
            <text:p>/channels/participants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3789" table:style-name="ce1">
            <text:p>23789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time" office:time-value="PT15H21M58.622S" table:style-name="ce2">
            <text:p>21:58.6</text:p>
          </table:table-cell>
          <table:table-cell office:value-type="string" table:style-name="ce1">
            <text:p>ISGuidelines 1-5</text:p>
          </table:table-cell>
          <table:table-cell office:value-type="string" table:style-name="ce1">
            <text:p>/channels/hom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5900" table:style-name="ce1">
            <text:p>25900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time" office:time-value="PT15H21M58.662S" table:style-name="ce2">
            <text:p>21:58.7</text:p>
          </table:table-cell>
          <table:table-cell office:value-type="string" table:style-name="ce1">
            <text:p>ISGuidelines 1-5</text:p>
          </table:table-cell>
          <table:table-cell office:value-type="string" table:style-name="ce1">
            <text:p>/channels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time" office:time-value="PT15H21M58.672S" table:style-name="ce2">
            <text:p>21:58.7</text:p>
          </table:table-cell>
          <table:table-cell office:value-type="string" table:style-name="ce1">
            <text:p>ISGuidelines 1-5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time" office:time-value="PT15H21M59.282S" table:style-name="ce2">
            <text:p>21:59.3</text:p>
          </table:table-cell>
          <table:table-cell office:value-type="string" table:style-name="ce1">
            <text:p>ISGuidelines 1-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time" office:time-value="PT15H21M59.287S" table:style-name="ce2">
            <text:p>21:59.3</text:p>
          </table:table-cell>
          <table:table-cell office:value-type="string" table:style-name="ce1">
            <text:p>ISGuidelines 1-6</text:p>
          </table:table-cell>
          <table:table-cell office:value-type="string" table:style-name="ce1">
            <text:p>/channels/login.do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5653" table:style-name="ce1">
            <text:p>25653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time" office:time-value="PT15H21M59.347S" table:style-name="ce2">
            <text:p>21:59.3</text:p>
          </table:table-cell>
          <table:table-cell office:value-type="string" table:style-name="ce1">
            <text:p>ISGuidelines 1-6</text:p>
          </table:table-cell>
          <table:table-cell office:value-type="string" table:style-name="ce1">
            <text:p>/channels/;jsessionid=sz097zmyulpz1hdqggh8g1p9a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5694" table:style-name="ce1">
            <text:p>25694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time" office:time-value="PT15H21M59.387S" table:style-name="ce2">
            <text:p>21:59.4</text:p>
          </table:table-cell>
          <table:table-cell office:value-type="string" table:style-name="ce1">
            <text:p>ISGuidelines 1-6</text:p>
          </table:table-cell>
          <table:table-cell office:value-type="string" table:style-name="ce1">
            <text:p>/channels/home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5900" table:style-name="ce1">
            <text:p>25900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time" office:time-value="PT15H21M59.432S" table:style-name="ce2">
            <text:p>21:59.4</text:p>
          </table:table-cell>
          <table:table-cell office:value-type="string" table:style-name="ce1">
            <text:p>ISGuidelines 1-6</text:p>
          </table:table-cell>
          <table:table-cell office:value-type="string" table:style-name="ce1">
            <text:p>/channels/participants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935299" table:style-name="ce1">
            <text:p>935299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time" office:time-value="PT15H21M59.607S" table:style-name="ce2">
            <text:p>21:59.6</text:p>
          </table:table-cell>
          <table:table-cell office:value-type="string" table:style-name="ce1">
            <text:p>ISGuidelines 1-6</text:p>
          </table:table-cell>
          <table:table-cell office:value-type="string" table:style-name="ce1">
            <text:p>/channels/participants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3789" table:style-name="ce1">
            <text:p>23789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time" office:time-value="PT15H21M59.622S" table:style-name="ce2">
            <text:p>21:59.6</text:p>
          </table:table-cell>
          <table:table-cell office:value-type="string" table:style-name="ce1">
            <text:p>ISGuidelines 1-6</text:p>
          </table:table-cell>
          <table:table-cell office:value-type="string" table:style-name="ce1">
            <text:p>/channels/hom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5900" table:style-name="ce1">
            <text:p>25900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time" office:time-value="PT15H21M59.657S" table:style-name="ce2">
            <text:p>21:59.7</text:p>
          </table:table-cell>
          <table:table-cell office:value-type="string" table:style-name="ce1">
            <text:p>ISGuidelines 1-6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time" office:time-value="PT15H21M59.667S" table:style-name="ce2">
            <text:p>21:59.7</text:p>
          </table:table-cell>
          <table:table-cell office:value-type="string" table:style-name="ce1">
            <text:p>ISGuidelines 1-6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time" office:time-value="PT15H22M0.282S" table:style-name="ce2">
            <text:p>22:00.3</text:p>
          </table:table-cell>
          <table:table-cell office:value-type="string" table:style-name="ce1">
            <text:p>ISGuidelines 1-7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time" office:time-value="PT15H22M0.287S" table:style-name="ce2">
            <text:p>22:00.3</text:p>
          </table:table-cell>
          <table:table-cell office:value-type="string" table:style-name="ce1">
            <text:p>ISGuidelines 1-7</text:p>
          </table:table-cell>
          <table:table-cell office:value-type="string" table:style-name="ce1">
            <text:p>/channels/login.do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5653" table:style-name="ce1">
            <text:p>25653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time" office:time-value="PT15H22M0.347S" table:style-name="ce2">
            <text:p>22:00.3</text:p>
          </table:table-cell>
          <table:table-cell office:value-type="string" table:style-name="ce1">
            <text:p>ISGuidelines 1-7</text:p>
          </table:table-cell>
          <table:table-cell office:value-type="string" table:style-name="ce1">
            <text:p>/channels/;jsessionid=sz097zmyulpz1hdqggh8g1p9a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5694" table:style-name="ce1">
            <text:p>25694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time" office:time-value="PT15H22M0.392S" table:style-name="ce2">
            <text:p>22:00.4</text:p>
          </table:table-cell>
          <table:table-cell office:value-type="string" table:style-name="ce1">
            <text:p>ISGuidelines 1-7</text:p>
          </table:table-cell>
          <table:table-cell office:value-type="string" table:style-name="ce1">
            <text:p>/channels/home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5900" table:style-name="ce1">
            <text:p>25900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time" office:time-value="PT15H22M0.432S" table:style-name="ce2">
            <text:p>22:00.4</text:p>
          </table:table-cell>
          <table:table-cell office:value-type="string" table:style-name="ce1">
            <text:p>ISGuidelines 1-7</text:p>
          </table:table-cell>
          <table:table-cell office:value-type="string" table:style-name="ce1">
            <text:p>/channels/participants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935299" table:style-name="ce1">
            <text:p>935299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time" office:time-value="PT15H22M0.597S" table:style-name="ce2">
            <text:p>22:00.6</text:p>
          </table:table-cell>
          <table:table-cell office:value-type="string" table:style-name="ce1">
            <text:p>ISGuidelines 1-7</text:p>
          </table:table-cell>
          <table:table-cell office:value-type="string" table:style-name="ce1">
            <text:p>/channels/participants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3789" table:style-name="ce1">
            <text:p>23789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time" office:time-value="PT15H22M0.612S" table:style-name="ce2">
            <text:p>22:00.6</text:p>
          </table:table-cell>
          <table:table-cell office:value-type="string" table:style-name="ce1">
            <text:p>ISGuidelines 1-7</text:p>
          </table:table-cell>
          <table:table-cell office:value-type="string" table:style-name="ce1">
            <text:p>/channels/hom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5900" table:style-name="ce1">
            <text:p>25900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time" office:time-value="PT15H22M0.647S" table:style-name="ce2">
            <text:p>22:00.6</text:p>
          </table:table-cell>
          <table:table-cell office:value-type="string" table:style-name="ce1">
            <text:p>ISGuidelines 1-7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time" office:time-value="PT15H22M0.662S" table:style-name="ce2">
            <text:p>22:00.7</text:p>
          </table:table-cell>
          <table:table-cell office:value-type="string" table:style-name="ce1">
            <text:p>ISGuidelines 1-7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time" office:time-value="PT15H22M1.282S" table:style-name="ce2">
            <text:p>22:01.3</text:p>
          </table:table-cell>
          <table:table-cell office:value-type="string" table:style-name="ce1">
            <text:p>ISGuidelines 1-8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time" office:time-value="PT15H22M1.287S" table:style-name="ce2">
            <text:p>22:01.3</text:p>
          </table:table-cell>
          <table:table-cell office:value-type="string" table:style-name="ce1">
            <text:p>ISGuidelines 1-8</text:p>
          </table:table-cell>
          <table:table-cell office:value-type="string" table:style-name="ce1">
            <text:p>/channels/login.do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5653" table:style-name="ce1">
            <text:p>25653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time" office:time-value="PT15H22M1.347S" table:style-name="ce2">
            <text:p>22:01.3</text:p>
          </table:table-cell>
          <table:table-cell office:value-type="string" table:style-name="ce1">
            <text:p>ISGuidelines 1-8</text:p>
          </table:table-cell>
          <table:table-cell office:value-type="string" table:style-name="ce1">
            <text:p>/channels/;jsessionid=sz097zmyulpz1hdqggh8g1p9a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5694" table:style-name="ce1">
            <text:p>25694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time" office:time-value="PT15H22M1.387S" table:style-name="ce2">
            <text:p>22:01.4</text:p>
          </table:table-cell>
          <table:table-cell office:value-type="string" table:style-name="ce1">
            <text:p>ISGuidelines 1-8</text:p>
          </table:table-cell>
          <table:table-cell office:value-type="string" table:style-name="ce1">
            <text:p>/channels/hom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5900" table:style-name="ce1">
            <text:p>25900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time" office:time-value="PT15H22M1.422S" table:style-name="ce2">
            <text:p>22:01.4</text:p>
          </table:table-cell>
          <table:table-cell office:value-type="string" table:style-name="ce1">
            <text:p>ISGuidelines 1-8</text:p>
          </table:table-cell>
          <table:table-cell office:value-type="string" table:style-name="ce1">
            <text:p>/channels/participants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Success</text:p>
          </table:table-cell>
          <table:table-cell office:value-type="float" office:value="935299" table:style-name="ce1">
            <text:p>935299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time" office:time-value="PT15H22M1.602S" table:style-name="ce2">
            <text:p>22:01.6</text:p>
          </table:table-cell>
          <table:table-cell office:value-type="string" table:style-name="ce1">
            <text:p>ISGuidelines 1-8</text:p>
          </table:table-cell>
          <table:table-cell office:value-type="string" table:style-name="ce1">
            <text:p>/channels/participants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3789" table:style-name="ce1">
            <text:p>23789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time" office:time-value="PT15H22M1.617S" table:style-name="ce2">
            <text:p>22:01.6</text:p>
          </table:table-cell>
          <table:table-cell office:value-type="string" table:style-name="ce1">
            <text:p>ISGuidelines 1-8</text:p>
          </table:table-cell>
          <table:table-cell office:value-type="string" table:style-name="ce1">
            <text:p>/channels/home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5900" table:style-name="ce1">
            <text:p>25900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time" office:time-value="PT15H22M1.662S" table:style-name="ce2">
            <text:p>22:01.7</text:p>
          </table:table-cell>
          <table:table-cell office:value-type="string" table:style-name="ce1">
            <text:p>ISGuidelines 1-8</text:p>
          </table:table-cell>
          <table:table-cell office:value-type="string" table:style-name="ce1">
            <text:p>/channels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time" office:time-value="PT15H22M1.672S" table:style-name="ce2">
            <text:p>22:01.7</text:p>
          </table:table-cell>
          <table:table-cell office:value-type="string" table:style-name="ce1">
            <text:p>ISGuidelines 1-8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time" office:time-value="PT15H22M2.282S" table:style-name="ce2">
            <text:p>22:02.3</text:p>
          </table:table-cell>
          <table:table-cell office:value-type="string" table:style-name="ce1">
            <text:p>ISGuidelines 1-9</text:p>
          </table:table-cell>
          <table:table-cell office:value-type="string" table:style-name="ce1">
            <text:p>/channels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time" office:time-value="PT15H22M2.292S" table:style-name="ce2">
            <text:p>22:02.3</text:p>
          </table:table-cell>
          <table:table-cell office:value-type="string" table:style-name="ce1">
            <text:p>ISGuidelines 1-9</text:p>
          </table:table-cell>
          <table:table-cell office:value-type="string" table:style-name="ce1">
            <text:p>/channels/login.do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5653" table:style-name="ce1">
            <text:p>25653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time" office:time-value="PT15H22M2.347S" table:style-name="ce2">
            <text:p>22:02.3</text:p>
          </table:table-cell>
          <table:table-cell office:value-type="string" table:style-name="ce1">
            <text:p>ISGuidelines 1-9</text:p>
          </table:table-cell>
          <table:table-cell office:value-type="string" table:style-name="ce1">
            <text:p>/channels/;jsessionid=sz097zmyulpz1hdqggh8g1p9a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5694" table:style-name="ce1">
            <text:p>25694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time" office:time-value="PT15H22M2.387S" table:style-name="ce2">
            <text:p>22:02.4</text:p>
          </table:table-cell>
          <table:table-cell office:value-type="string" table:style-name="ce1">
            <text:p>ISGuidelines 1-9</text:p>
          </table:table-cell>
          <table:table-cell office:value-type="string" table:style-name="ce1">
            <text:p>/channels/hom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5900" table:style-name="ce1">
            <text:p>25900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time" office:time-value="PT15H22M2.422S" table:style-name="ce2">
            <text:p>22:02.4</text:p>
          </table:table-cell>
          <table:table-cell office:value-type="string" table:style-name="ce1">
            <text:p>ISGuidelines 1-9</text:p>
          </table:table-cell>
          <table:table-cell office:value-type="string" table:style-name="ce1">
            <text:p>/channels/participants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ccess</text:p>
          </table:table-cell>
          <table:table-cell office:value-type="float" office:value="935299" table:style-name="ce1">
            <text:p>935299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time" office:time-value="PT15H22M2.597S" table:style-name="ce2">
            <text:p>22:02.6</text:p>
          </table:table-cell>
          <table:table-cell office:value-type="string" table:style-name="ce1">
            <text:p>ISGuidelines 1-9</text:p>
          </table:table-cell>
          <table:table-cell office:value-type="string" table:style-name="ce1">
            <text:p>/channels/participants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3789" table:style-name="ce1">
            <text:p>23789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time" office:time-value="PT15H22M2.622S" table:style-name="ce2">
            <text:p>22:02.6</text:p>
          </table:table-cell>
          <table:table-cell office:value-type="string" table:style-name="ce1">
            <text:p>ISGuidelines 1-9</text:p>
          </table:table-cell>
          <table:table-cell office:value-type="string" table:style-name="ce1">
            <text:p>/channels/home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5900" table:style-name="ce1">
            <text:p>25900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time" office:time-value="PT15H22M2.667S" table:style-name="ce2">
            <text:p>22:02.7</text:p>
          </table:table-cell>
          <table:table-cell office:value-type="string" table:style-name="ce1">
            <text:p>ISGuidelines 1-9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time" office:time-value="PT15H22M2.682S" table:style-name="ce2">
            <text:p>22:02.7</text:p>
          </table:table-cell>
          <table:table-cell office:value-type="string" table:style-name="ce1">
            <text:p>ISGuidelines 1-9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time" office:time-value="PT15H22M3.282S" table:style-name="ce2">
            <text:p>22:03.3</text:p>
          </table:table-cell>
          <table:table-cell office:value-type="string" table:style-name="ce1">
            <text:p>ISGuidelines 1-10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time" office:time-value="PT15H22M3.287S" table:style-name="ce2">
            <text:p>22:03.3</text:p>
          </table:table-cell>
          <table:table-cell office:value-type="string" table:style-name="ce1">
            <text:p>ISGuidelines 1-10</text:p>
          </table:table-cell>
          <table:table-cell office:value-type="string" table:style-name="ce1">
            <text:p>/channels/login.do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time" office:time-value="PT15H22M3.352S" table:style-name="ce2">
            <text:p>22:03.4</text:p>
          </table:table-cell>
          <table:table-cell office:value-type="string" table:style-name="ce1">
            <text:p>ISGuidelines 1-10</text:p>
          </table:table-cell>
          <table:table-cell office:value-type="string" table:style-name="ce1">
            <text:p>/channels/;jsessionid=sz097zmyulpz1hdqggh8g1p9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time" office:time-value="PT15H22M3.392S" table:style-name="ce2">
            <text:p>22:03.4</text:p>
          </table:table-cell>
          <table:table-cell office:value-type="string" table:style-name="ce1">
            <text:p>ISGuidelines 1-10</text:p>
          </table:table-cell>
          <table:table-cell office:value-type="string" table:style-name="ce1">
            <text:p>/channels/hom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time" office:time-value="PT15H22M3.432S" table:style-name="ce2">
            <text:p>22:03.4</text:p>
          </table:table-cell>
          <table:table-cell office:value-type="string" table:style-name="ce1">
            <text:p>ISGuidelines 1-10</text:p>
          </table:table-cell>
          <table:table-cell office:value-type="string" table:style-name="ce1">
            <text:p>/channels/participants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ccess</text:p>
          </table:table-cell>
          <table:table-cell office:value-type="float" office:value="935301" table:style-name="ce1">
            <text:p>935301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time" office:time-value="PT15H22M3.622S" table:style-name="ce2">
            <text:p>22:03.6</text:p>
          </table:table-cell>
          <table:table-cell office:value-type="string" table:style-name="ce1">
            <text:p>ISGuidelines 1-10</text:p>
          </table:table-cell>
          <table:table-cell office:value-type="string" table:style-name="ce1">
            <text:p>/channels/participants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3789" table:style-name="ce1">
            <text:p>23789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time" office:time-value="PT15H22M3.637S" table:style-name="ce2">
            <text:p>22:03.6</text:p>
          </table:table-cell>
          <table:table-cell office:value-type="string" table:style-name="ce1">
            <text:p>ISGuidelines 1-10</text:p>
          </table:table-cell>
          <table:table-cell office:value-type="string" table:style-name="ce1">
            <text:p>/channels/hom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time" office:time-value="PT15H22M3.677S" table:style-name="ce2">
            <text:p>22:03.7</text:p>
          </table:table-cell>
          <table:table-cell office:value-type="string" table:style-name="ce1">
            <text:p>ISGuidelines 1-10</text:p>
          </table:table-cell>
          <table:table-cell office:value-type="string" table:style-name="ce1">
            <text:p>/channels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time" office:time-value="PT15H22M3.687S" table:style-name="ce2">
            <text:p>22:03.7</text:p>
          </table:table-cell>
          <table:table-cell office:value-type="string" table:style-name="ce1">
            <text:p>ISGuidelines 1-10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time" office:time-value="PT15H22M4.282S" table:style-name="ce2">
            <text:p>22:04.3</text:p>
          </table:table-cell>
          <table:table-cell office:value-type="string" table:style-name="ce1">
            <text:p>ISGuidelines 1-11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time" office:time-value="PT15H22M4.287S" table:style-name="ce2">
            <text:p>22:04.3</text:p>
          </table:table-cell>
          <table:table-cell office:value-type="string" table:style-name="ce1">
            <text:p>ISGuidelines 1-11</text:p>
          </table:table-cell>
          <table:table-cell office:value-type="string" table:style-name="ce1">
            <text:p>/channels/login.do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time" office:time-value="PT15H22M4.367S" table:style-name="ce2">
            <text:p>22:04.4</text:p>
          </table:table-cell>
          <table:table-cell office:value-type="string" table:style-name="ce1">
            <text:p>ISGuidelines 1-11</text:p>
          </table:table-cell>
          <table:table-cell office:value-type="string" table:style-name="ce1">
            <text:p>/channels/;jsessionid=sz097zmyulpz1hdqggh8g1p9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time" office:time-value="PT15H22M4.402S" table:style-name="ce2">
            <text:p>22:04.4</text:p>
          </table:table-cell>
          <table:table-cell office:value-type="string" table:style-name="ce1">
            <text:p>ISGuidelines 1-11</text:p>
          </table:table-cell>
          <table:table-cell office:value-type="string" table:style-name="ce1">
            <text:p>/channels/hom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time" office:time-value="PT15H22M4.442S" table:style-name="ce2">
            <text:p>22:04.4</text:p>
          </table:table-cell>
          <table:table-cell office:value-type="string" table:style-name="ce1">
            <text:p>ISGuidelines 1-11</text:p>
          </table:table-cell>
          <table:table-cell office:value-type="string" table:style-name="ce1">
            <text:p>/channels/participants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935301" table:style-name="ce1">
            <text:p>935301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time" office:time-value="PT15H22M4.622S" table:style-name="ce2">
            <text:p>22:04.6</text:p>
          </table:table-cell>
          <table:table-cell office:value-type="string" table:style-name="ce1">
            <text:p>ISGuidelines 1-11</text:p>
          </table:table-cell>
          <table:table-cell office:value-type="string" table:style-name="ce1">
            <text:p>/channels/participants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3789" table:style-name="ce1">
            <text:p>23789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time" office:time-value="PT15H22M4.637S" table:style-name="ce2">
            <text:p>22:04.6</text:p>
          </table:table-cell>
          <table:table-cell office:value-type="string" table:style-name="ce1">
            <text:p>ISGuidelines 1-11</text:p>
          </table:table-cell>
          <table:table-cell office:value-type="string" table:style-name="ce1">
            <text:p>/channels/hom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time" office:time-value="PT15H22M4.677S" table:style-name="ce2">
            <text:p>22:04.7</text:p>
          </table:table-cell>
          <table:table-cell office:value-type="string" table:style-name="ce1">
            <text:p>ISGuidelines 1-11</text:p>
          </table:table-cell>
          <table:table-cell office:value-type="string" table:style-name="ce1">
            <text:p>/channels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time" office:time-value="PT15H22M4.687S" table:style-name="ce2">
            <text:p>22:04.7</text:p>
          </table:table-cell>
          <table:table-cell office:value-type="string" table:style-name="ce1">
            <text:p>ISGuidelines 1-11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time" office:time-value="PT15H22M5.282S" table:style-name="ce2">
            <text:p>22:05.3</text:p>
          </table:table-cell>
          <table:table-cell office:value-type="string" table:style-name="ce1">
            <text:p>ISGuidelines 1-1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time" office:time-value="PT15H22M5.287S" table:style-name="ce2">
            <text:p>22:05.3</text:p>
          </table:table-cell>
          <table:table-cell office:value-type="string" table:style-name="ce1">
            <text:p>ISGuidelines 1-12</text:p>
          </table:table-cell>
          <table:table-cell office:value-type="string" table:style-name="ce1">
            <text:p>/channels/login.do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time" office:time-value="PT15H22M5.337S" table:style-name="ce2">
            <text:p>22:05.3</text:p>
          </table:table-cell>
          <table:table-cell office:value-type="string" table:style-name="ce1">
            <text:p>ISGuidelines 1-12</text:p>
          </table:table-cell>
          <table:table-cell office:value-type="string" table:style-name="ce1">
            <text:p>/channels/;jsessionid=sz097zmyulpz1hdqggh8g1p9a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time" office:time-value="PT15H22M5.382S" table:style-name="ce2">
            <text:p>22:05.4</text:p>
          </table:table-cell>
          <table:table-cell office:value-type="string" table:style-name="ce1">
            <text:p>ISGuidelines 1-12</text:p>
          </table:table-cell>
          <table:table-cell office:value-type="string" table:style-name="ce1">
            <text:p>/channels/home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time" office:time-value="PT15H22M5.422S" table:style-name="ce2">
            <text:p>22:05.4</text:p>
          </table:table-cell>
          <table:table-cell office:value-type="string" table:style-name="ce1">
            <text:p>ISGuidelines 1-12</text:p>
          </table:table-cell>
          <table:table-cell office:value-type="string" table:style-name="ce1">
            <text:p>/channels/participants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Success</text:p>
          </table:table-cell>
          <table:table-cell office:value-type="float" office:value="935301" table:style-name="ce1">
            <text:p>935301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time" office:time-value="PT15H22M5.612S" table:style-name="ce2">
            <text:p>22:05.6</text:p>
          </table:table-cell>
          <table:table-cell office:value-type="string" table:style-name="ce1">
            <text:p>ISGuidelines 1-12</text:p>
          </table:table-cell>
          <table:table-cell office:value-type="string" table:style-name="ce1">
            <text:p>/channels/participants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3789" table:style-name="ce1">
            <text:p>23789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time" office:time-value="PT15H22M5.627S" table:style-name="ce2">
            <text:p>22:05.6</text:p>
          </table:table-cell>
          <table:table-cell office:value-type="string" table:style-name="ce1">
            <text:p>ISGuidelines 1-12</text:p>
          </table:table-cell>
          <table:table-cell office:value-type="string" table:style-name="ce1">
            <text:p>/channels/home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time" office:time-value="PT15H22M5.672S" table:style-name="ce2">
            <text:p>22:05.7</text:p>
          </table:table-cell>
          <table:table-cell office:value-type="string" table:style-name="ce1">
            <text:p>ISGuidelines 1-12</text:p>
          </table:table-cell>
          <table:table-cell office:value-type="string" table:style-name="ce1">
            <text:p>/channels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time" office:time-value="PT15H22M5.682S" table:style-name="ce2">
            <text:p>22:05.7</text:p>
          </table:table-cell>
          <table:table-cell office:value-type="string" table:style-name="ce1">
            <text:p>ISGuidelines 1-12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time" office:time-value="PT15H22M6.282S" table:style-name="ce2">
            <text:p>22:06.3</text:p>
          </table:table-cell>
          <table:table-cell office:value-type="string" table:style-name="ce1">
            <text:p>ISGuidelines 1-13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time" office:time-value="PT15H22M6.287S" table:style-name="ce2">
            <text:p>22:06.3</text:p>
          </table:table-cell>
          <table:table-cell office:value-type="string" table:style-name="ce1">
            <text:p>ISGuidelines 1-13</text:p>
          </table:table-cell>
          <table:table-cell office:value-type="string" table:style-name="ce1">
            <text:p>/channels/login.do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time" office:time-value="PT15H22M6.352S" table:style-name="ce2">
            <text:p>22:06.4</text:p>
          </table:table-cell>
          <table:table-cell office:value-type="string" table:style-name="ce1">
            <text:p>ISGuidelines 1-13</text:p>
          </table:table-cell>
          <table:table-cell office:value-type="string" table:style-name="ce1">
            <text:p>/channels/;jsessionid=sz097zmyulpz1hdqggh8g1p9a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time" office:time-value="PT15H22M6.397S" table:style-name="ce2">
            <text:p>22:06.4</text:p>
          </table:table-cell>
          <table:table-cell office:value-type="string" table:style-name="ce1">
            <text:p>ISGuidelines 1-13</text:p>
          </table:table-cell>
          <table:table-cell office:value-type="string" table:style-name="ce1">
            <text:p>/channels/hom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time" office:time-value="PT15H22M6.447S" table:style-name="ce2">
            <text:p>22:06.4</text:p>
          </table:table-cell>
          <table:table-cell office:value-type="string" table:style-name="ce1">
            <text:p>ISGuidelines 1-13</text:p>
          </table:table-cell>
          <table:table-cell office:value-type="string" table:style-name="ce1">
            <text:p>/channels/participants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Success</text:p>
          </table:table-cell>
          <table:table-cell office:value-type="float" office:value="935301" table:style-name="ce1">
            <text:p>935301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time" office:time-value="PT15H22M6.652S" table:style-name="ce2">
            <text:p>22:06.7</text:p>
          </table:table-cell>
          <table:table-cell office:value-type="string" table:style-name="ce1">
            <text:p>ISGuidelines 1-13</text:p>
          </table:table-cell>
          <table:table-cell office:value-type="string" table:style-name="ce1">
            <text:p>/channels/participant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3789" table:style-name="ce1">
            <text:p>23789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time" office:time-value="PT15H22M6.667S" table:style-name="ce2">
            <text:p>22:06.7</text:p>
          </table:table-cell>
          <table:table-cell office:value-type="string" table:style-name="ce1">
            <text:p>ISGuidelines 1-13</text:p>
          </table:table-cell>
          <table:table-cell office:value-type="string" table:style-name="ce1">
            <text:p>/channels/home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time" office:time-value="PT15H22M6.707S" table:style-name="ce2">
            <text:p>22:06.7</text:p>
          </table:table-cell>
          <table:table-cell office:value-type="string" table:style-name="ce1">
            <text:p>ISGuidelines 1-13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time" office:time-value="PT15H22M6.717S" table:style-name="ce2">
            <text:p>22:06.7</text:p>
          </table:table-cell>
          <table:table-cell office:value-type="string" table:style-name="ce1">
            <text:p>ISGuidelines 1-13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time" office:time-value="PT15H22M7.282S" table:style-name="ce2">
            <text:p>22:07.3</text:p>
          </table:table-cell>
          <table:table-cell office:value-type="string" table:style-name="ce1">
            <text:p>ISGuidelines 1-14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time" office:time-value="PT15H22M7.287S" table:style-name="ce2">
            <text:p>22:07.3</text:p>
          </table:table-cell>
          <table:table-cell office:value-type="string" table:style-name="ce1">
            <text:p>ISGuidelines 1-14</text:p>
          </table:table-cell>
          <table:table-cell office:value-type="string" table:style-name="ce1">
            <text:p>/channels/login.do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time" office:time-value="PT15H22M7.347S" table:style-name="ce2">
            <text:p>22:07.3</text:p>
          </table:table-cell>
          <table:table-cell office:value-type="string" table:style-name="ce1">
            <text:p>ISGuidelines 1-14</text:p>
          </table:table-cell>
          <table:table-cell office:value-type="string" table:style-name="ce1">
            <text:p>/channels/;jsessionid=sz097zmyulpz1hdqggh8g1p9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time" office:time-value="PT15H22M7.382S" table:style-name="ce2">
            <text:p>22:07.4</text:p>
          </table:table-cell>
          <table:table-cell office:value-type="string" table:style-name="ce1">
            <text:p>ISGuidelines 1-14</text:p>
          </table:table-cell>
          <table:table-cell office:value-type="string" table:style-name="ce1">
            <text:p>/channels/hom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time" office:time-value="PT15H22M7.422S" table:style-name="ce2">
            <text:p>22:07.4</text:p>
          </table:table-cell>
          <table:table-cell office:value-type="string" table:style-name="ce1">
            <text:p>ISGuidelines 1-14</text:p>
          </table:table-cell>
          <table:table-cell office:value-type="string" table:style-name="ce1">
            <text:p>/channels/participants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935301" table:style-name="ce1">
            <text:p>935301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time" office:time-value="PT15H22M7.607S" table:style-name="ce2">
            <text:p>22:07.6</text:p>
          </table:table-cell>
          <table:table-cell office:value-type="string" table:style-name="ce1">
            <text:p>ISGuidelines 1-14</text:p>
          </table:table-cell>
          <table:table-cell office:value-type="string" table:style-name="ce1">
            <text:p>/channels/participants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3789" table:style-name="ce1">
            <text:p>23789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time" office:time-value="PT15H22M7.622S" table:style-name="ce2">
            <text:p>22:07.6</text:p>
          </table:table-cell>
          <table:table-cell office:value-type="string" table:style-name="ce1">
            <text:p>ISGuidelines 1-14</text:p>
          </table:table-cell>
          <table:table-cell office:value-type="string" table:style-name="ce1">
            <text:p>/channels/hom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time" office:time-value="PT15H22M7.662S" table:style-name="ce2">
            <text:p>22:07.7</text:p>
          </table:table-cell>
          <table:table-cell office:value-type="string" table:style-name="ce1">
            <text:p>ISGuidelines 1-14</text:p>
          </table:table-cell>
          <table:table-cell office:value-type="string" table:style-name="ce1">
            <text:p>/channels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time" office:time-value="PT15H22M7.672S" table:style-name="ce2">
            <text:p>22:07.7</text:p>
          </table:table-cell>
          <table:table-cell office:value-type="string" table:style-name="ce1">
            <text:p>ISGuidelines 1-14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time" office:time-value="PT15H22M8.282S" table:style-name="ce2">
            <text:p>22:08.3</text:p>
          </table:table-cell>
          <table:table-cell office:value-type="string" table:style-name="ce1">
            <text:p>ISGuidelines 1-1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time" office:time-value="PT15H22M8.287S" table:style-name="ce2">
            <text:p>22:08.3</text:p>
          </table:table-cell>
          <table:table-cell office:value-type="string" table:style-name="ce1">
            <text:p>ISGuidelines 1-15</text:p>
          </table:table-cell>
          <table:table-cell office:value-type="string" table:style-name="ce1">
            <text:p>/channels/login.do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time" office:time-value="PT15H22M8.352S" table:style-name="ce2">
            <text:p>22:08.4</text:p>
          </table:table-cell>
          <table:table-cell office:value-type="string" table:style-name="ce1">
            <text:p>ISGuidelines 1-15</text:p>
          </table:table-cell>
          <table:table-cell office:value-type="string" table:style-name="ce1">
            <text:p>/channels/;jsessionid=sz097zmyulpz1hdqggh8g1p9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time" office:time-value="PT15H22M8.392S" table:style-name="ce2">
            <text:p>22:08.4</text:p>
          </table:table-cell>
          <table:table-cell office:value-type="string" table:style-name="ce1">
            <text:p>ISGuidelines 1-15</text:p>
          </table:table-cell>
          <table:table-cell office:value-type="string" table:style-name="ce1">
            <text:p>/channels/home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time" office:time-value="PT15H22M8.442S" table:style-name="ce2">
            <text:p>22:08.4</text:p>
          </table:table-cell>
          <table:table-cell office:value-type="string" table:style-name="ce1">
            <text:p>ISGuidelines 1-15</text:p>
          </table:table-cell>
          <table:table-cell office:value-type="string" table:style-name="ce1">
            <text:p>/channels/participants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Success</text:p>
          </table:table-cell>
          <table:table-cell office:value-type="float" office:value="935301" table:style-name="ce1">
            <text:p>935301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time" office:time-value="PT15H22M8.612S" table:style-name="ce2">
            <text:p>22:08.6</text:p>
          </table:table-cell>
          <table:table-cell office:value-type="string" table:style-name="ce1">
            <text:p>ISGuidelines 1-15</text:p>
          </table:table-cell>
          <table:table-cell office:value-type="string" table:style-name="ce1">
            <text:p>/channels/participants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3789" table:style-name="ce1">
            <text:p>23789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time" office:time-value="PT15H22M8.627S" table:style-name="ce2">
            <text:p>22:08.6</text:p>
          </table:table-cell>
          <table:table-cell office:value-type="string" table:style-name="ce1">
            <text:p>ISGuidelines 1-15</text:p>
          </table:table-cell>
          <table:table-cell office:value-type="string" table:style-name="ce1">
            <text:p>/channels/hom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time" office:time-value="PT15H22M8.667S" table:style-name="ce2">
            <text:p>22:08.7</text:p>
          </table:table-cell>
          <table:table-cell office:value-type="string" table:style-name="ce1">
            <text:p>ISGuidelines 1-15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time" office:time-value="PT15H22M8.682S" table:style-name="ce2">
            <text:p>22:08.7</text:p>
          </table:table-cell>
          <table:table-cell office:value-type="string" table:style-name="ce1">
            <text:p>ISGuidelines 1-15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time" office:time-value="PT15H22M9.282S" table:style-name="ce2">
            <text:p>22:09.3</text:p>
          </table:table-cell>
          <table:table-cell office:value-type="string" table:style-name="ce1">
            <text:p>ISGuidelines 1-1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time" office:time-value="PT15H22M9.287S" table:style-name="ce2">
            <text:p>22:09.3</text:p>
          </table:table-cell>
          <table:table-cell office:value-type="string" table:style-name="ce1">
            <text:p>ISGuidelines 1-16</text:p>
          </table:table-cell>
          <table:table-cell office:value-type="string" table:style-name="ce1">
            <text:p>/channels/login.do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time" office:time-value="PT15H22M9.352S" table:style-name="ce2">
            <text:p>22:09.4</text:p>
          </table:table-cell>
          <table:table-cell office:value-type="string" table:style-name="ce1">
            <text:p>ISGuidelines 1-16</text:p>
          </table:table-cell>
          <table:table-cell office:value-type="string" table:style-name="ce1">
            <text:p>/channels/;jsessionid=sz097zmyulpz1hdqggh8g1p9a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time" office:time-value="PT15H22M9.402S" table:style-name="ce2">
            <text:p>22:09.4</text:p>
          </table:table-cell>
          <table:table-cell office:value-type="string" table:style-name="ce1">
            <text:p>ISGuidelines 1-16</text:p>
          </table:table-cell>
          <table:table-cell office:value-type="string" table:style-name="ce1">
            <text:p>/channels/home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time" office:time-value="PT15H22M9.447S" table:style-name="ce2">
            <text:p>22:09.4</text:p>
          </table:table-cell>
          <table:table-cell office:value-type="string" table:style-name="ce1">
            <text:p>ISGuidelines 1-16</text:p>
          </table:table-cell>
          <table:table-cell office:value-type="string" table:style-name="ce1">
            <text:p>/channels/participants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uccess</text:p>
          </table:table-cell>
          <table:table-cell office:value-type="float" office:value="935301" table:style-name="ce1">
            <text:p>935301</text:p>
          </table:table-cell>
          <table:table-cell table:number-columns-repeated="1637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time" office:time-value="PT15H22M9.622S" table:style-name="ce2">
            <text:p>22:09.6</text:p>
          </table:table-cell>
          <table:table-cell office:value-type="string" table:style-name="ce1">
            <text:p>ISGuidelines 1-16</text:p>
          </table:table-cell>
          <table:table-cell office:value-type="string" table:style-name="ce1">
            <text:p>/channels/participant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3789" table:style-name="ce1">
            <text:p>23789</text:p>
          </table:table-cell>
          <table:table-cell table:number-columns-repeated="1637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time" office:time-value="PT15H22M9.637S" table:style-name="ce2">
            <text:p>22:09.6</text:p>
          </table:table-cell>
          <table:table-cell office:value-type="string" table:style-name="ce1">
            <text:p>ISGuidelines 1-16</text:p>
          </table:table-cell>
          <table:table-cell office:value-type="string" table:style-name="ce1">
            <text:p>/channels/hom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time" office:time-value="PT15H22M9.672S" table:style-name="ce2">
            <text:p>22:09.7</text:p>
          </table:table-cell>
          <table:table-cell office:value-type="string" table:style-name="ce1">
            <text:p>ISGuidelines 1-16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time" office:time-value="PT15H22M9.682S" table:style-name="ce2">
            <text:p>22:09.7</text:p>
          </table:table-cell>
          <table:table-cell office:value-type="string" table:style-name="ce1">
            <text:p>ISGuidelines 1-16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time" office:time-value="PT15H22M10.287S" table:style-name="ce2">
            <text:p>22:10.3</text:p>
          </table:table-cell>
          <table:table-cell office:value-type="string" table:style-name="ce1">
            <text:p>ISGuidelines 1-17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time" office:time-value="PT15H22M10.292S" table:style-name="ce2">
            <text:p>22:10.3</text:p>
          </table:table-cell>
          <table:table-cell office:value-type="string" table:style-name="ce1">
            <text:p>ISGuidelines 1-17</text:p>
          </table:table-cell>
          <table:table-cell office:value-type="string" table:style-name="ce1">
            <text:p>/channels/login.do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time" office:time-value="PT15H22M10.357S" table:style-name="ce2">
            <text:p>22:10.4</text:p>
          </table:table-cell>
          <table:table-cell office:value-type="string" table:style-name="ce1">
            <text:p>ISGuidelines 1-17</text:p>
          </table:table-cell>
          <table:table-cell office:value-type="string" table:style-name="ce1">
            <text:p>/channels/;jsessionid=sz097zmyulpz1hdqggh8g1p9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time" office:time-value="PT15H22M10.402S" table:style-name="ce2">
            <text:p>22:10.4</text:p>
          </table:table-cell>
          <table:table-cell office:value-type="string" table:style-name="ce1">
            <text:p>ISGuidelines 1-17</text:p>
          </table:table-cell>
          <table:table-cell office:value-type="string" table:style-name="ce1">
            <text:p>/channels/home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time" office:time-value="PT15H22M10.447S" table:style-name="ce2">
            <text:p>22:10.4</text:p>
          </table:table-cell>
          <table:table-cell office:value-type="string" table:style-name="ce1">
            <text:p>ISGuidelines 1-17</text:p>
          </table:table-cell>
          <table:table-cell office:value-type="string" table:style-name="ce1">
            <text:p>/channels/participants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935300" table:style-name="ce1">
            <text:p>935300</text:p>
          </table:table-cell>
          <table:table-cell table:number-columns-repeated="1637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time" office:time-value="PT15H22M10.612S" table:style-name="ce2">
            <text:p>22:10.6</text:p>
          </table:table-cell>
          <table:table-cell office:value-type="string" table:style-name="ce1">
            <text:p>ISGuidelines 1-17</text:p>
          </table:table-cell>
          <table:table-cell office:value-type="string" table:style-name="ce1">
            <text:p>/channels/participants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3789" table:style-name="ce1">
            <text:p>23789</text:p>
          </table:table-cell>
          <table:table-cell table:number-columns-repeated="1637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time" office:time-value="PT15H22M10.627S" table:style-name="ce2">
            <text:p>22:10.6</text:p>
          </table:table-cell>
          <table:table-cell office:value-type="string" table:style-name="ce1">
            <text:p>ISGuidelines 1-17</text:p>
          </table:table-cell>
          <table:table-cell office:value-type="string" table:style-name="ce1">
            <text:p>/channels/home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time" office:time-value="PT15H22M10.667S" table:style-name="ce2">
            <text:p>22:10.7</text:p>
          </table:table-cell>
          <table:table-cell office:value-type="string" table:style-name="ce1">
            <text:p>ISGuidelines 1-17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time" office:time-value="PT15H22M10.677S" table:style-name="ce2">
            <text:p>22:10.7</text:p>
          </table:table-cell>
          <table:table-cell office:value-type="string" table:style-name="ce1">
            <text:p>ISGuidelines 1-17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time" office:time-value="PT15H22M11.287S" table:style-name="ce2">
            <text:p>22:11.3</text:p>
          </table:table-cell>
          <table:table-cell office:value-type="string" table:style-name="ce1">
            <text:p>ISGuidelines 1-18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time" office:time-value="PT15H22M11.292S" table:style-name="ce2">
            <text:p>22:11.3</text:p>
          </table:table-cell>
          <table:table-cell office:value-type="string" table:style-name="ce1">
            <text:p>ISGuidelines 1-18</text:p>
          </table:table-cell>
          <table:table-cell office:value-type="string" table:style-name="ce1">
            <text:p>/channels/login.do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time" office:time-value="PT15H22M11.357S" table:style-name="ce2">
            <text:p>22:11.4</text:p>
          </table:table-cell>
          <table:table-cell office:value-type="string" table:style-name="ce1">
            <text:p>ISGuidelines 1-18</text:p>
          </table:table-cell>
          <table:table-cell office:value-type="string" table:style-name="ce1">
            <text:p>/channels/;jsessionid=sz097zmyulpz1hdqggh8g1p9a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time" office:time-value="PT15H22M11.402S" table:style-name="ce2">
            <text:p>22:11.4</text:p>
          </table:table-cell>
          <table:table-cell office:value-type="string" table:style-name="ce1">
            <text:p>ISGuidelines 1-18</text:p>
          </table:table-cell>
          <table:table-cell office:value-type="string" table:style-name="ce1">
            <text:p>/channels/home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time" office:time-value="PT15H22M11.447S" table:style-name="ce2">
            <text:p>22:11.4</text:p>
          </table:table-cell>
          <table:table-cell office:value-type="string" table:style-name="ce1">
            <text:p>ISGuidelines 1-18</text:p>
          </table:table-cell>
          <table:table-cell office:value-type="string" table:style-name="ce1">
            <text:p>/channels/participants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935300" table:style-name="ce1">
            <text:p>935300</text:p>
          </table:table-cell>
          <table:table-cell table:number-columns-repeated="1637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time" office:time-value="PT15H22M11.617S" table:style-name="ce2">
            <text:p>22:11.6</text:p>
          </table:table-cell>
          <table:table-cell office:value-type="string" table:style-name="ce1">
            <text:p>ISGuidelines 1-18</text:p>
          </table:table-cell>
          <table:table-cell office:value-type="string" table:style-name="ce1">
            <text:p>/channels/participant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3789" table:style-name="ce1">
            <text:p>23789</text:p>
          </table:table-cell>
          <table:table-cell table:number-columns-repeated="1637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time" office:time-value="PT15H22M11.632S" table:style-name="ce2">
            <text:p>22:11.6</text:p>
          </table:table-cell>
          <table:table-cell office:value-type="string" table:style-name="ce1">
            <text:p>ISGuidelines 1-18</text:p>
          </table:table-cell>
          <table:table-cell office:value-type="string" table:style-name="ce1">
            <text:p>/channels/home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time" office:time-value="PT15H22M11.672S" table:style-name="ce2">
            <text:p>22:11.7</text:p>
          </table:table-cell>
          <table:table-cell office:value-type="string" table:style-name="ce1">
            <text:p>ISGuidelines 1-18</text:p>
          </table:table-cell>
          <table:table-cell office:value-type="string" table:style-name="ce1">
            <text:p>/channels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time" office:time-value="PT15H22M11.682S" table:style-name="ce2">
            <text:p>22:11.7</text:p>
          </table:table-cell>
          <table:table-cell office:value-type="string" table:style-name="ce1">
            <text:p>ISGuidelines 1-18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time" office:time-value="PT15H22M12.287S" table:style-name="ce2">
            <text:p>22:12.3</text:p>
          </table:table-cell>
          <table:table-cell office:value-type="string" table:style-name="ce1">
            <text:p>ISGuidelines 1-19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time" office:time-value="PT15H22M12.292S" table:style-name="ce2">
            <text:p>22:12.3</text:p>
          </table:table-cell>
          <table:table-cell office:value-type="string" table:style-name="ce1">
            <text:p>ISGuidelines 1-19</text:p>
          </table:table-cell>
          <table:table-cell office:value-type="string" table:style-name="ce1">
            <text:p>/channels/login.do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time" office:time-value="PT15H22M12.347S" table:style-name="ce2">
            <text:p>22:12.3</text:p>
          </table:table-cell>
          <table:table-cell office:value-type="string" table:style-name="ce1">
            <text:p>ISGuidelines 1-19</text:p>
          </table:table-cell>
          <table:table-cell office:value-type="string" table:style-name="ce1">
            <text:p>/channels/;jsessionid=sz097zmyulpz1hdqggh8g1p9a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time" office:time-value="PT15H22M12.392S" table:style-name="ce2">
            <text:p>22:12.4</text:p>
          </table:table-cell>
          <table:table-cell office:value-type="string" table:style-name="ce1">
            <text:p>ISGuidelines 1-19</text:p>
          </table:table-cell>
          <table:table-cell office:value-type="string" table:style-name="ce1">
            <text:p>/channels/home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time" office:time-value="PT15H22M12.437S" table:style-name="ce2">
            <text:p>22:12.4</text:p>
          </table:table-cell>
          <table:table-cell office:value-type="string" table:style-name="ce1">
            <text:p>ISGuidelines 1-19</text:p>
          </table:table-cell>
          <table:table-cell office:value-type="string" table:style-name="ce1">
            <text:p>/channels/participants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Success</text:p>
          </table:table-cell>
          <table:table-cell office:value-type="float" office:value="935300" table:style-name="ce1">
            <text:p>935300</text:p>
          </table:table-cell>
          <table:table-cell table:number-columns-repeated="1637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time" office:time-value="PT15H22M12.612S" table:style-name="ce2">
            <text:p>22:12.6</text:p>
          </table:table-cell>
          <table:table-cell office:value-type="string" table:style-name="ce1">
            <text:p>ISGuidelines 1-19</text:p>
          </table:table-cell>
          <table:table-cell office:value-type="string" table:style-name="ce1">
            <text:p>/channels/participants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3789" table:style-name="ce1">
            <text:p>23789</text:p>
          </table:table-cell>
          <table:table-cell table:number-columns-repeated="1637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time" office:time-value="PT15H22M12.627S" table:style-name="ce2">
            <text:p>22:12.6</text:p>
          </table:table-cell>
          <table:table-cell office:value-type="string" table:style-name="ce1">
            <text:p>ISGuidelines 1-19</text:p>
          </table:table-cell>
          <table:table-cell office:value-type="string" table:style-name="ce1">
            <text:p>/channels/hom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time" office:time-value="PT15H22M12.667S" table:style-name="ce2">
            <text:p>22:12.7</text:p>
          </table:table-cell>
          <table:table-cell office:value-type="string" table:style-name="ce1">
            <text:p>ISGuidelines 1-19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time" office:time-value="PT15H22M12.677S" table:style-name="ce2">
            <text:p>22:12.7</text:p>
          </table:table-cell>
          <table:table-cell office:value-type="string" table:style-name="ce1">
            <text:p>ISGuidelines 1-19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time" office:time-value="PT15H22M13.287S" table:style-name="ce2">
            <text:p>22:13.3</text:p>
          </table:table-cell>
          <table:table-cell office:value-type="string" table:style-name="ce1">
            <text:p>ISGuidelines 1-20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01" table:style-name="ce1">
            <text:p>1501</text:p>
          </table:table-cell>
          <table:table-cell table:number-columns-repeated="1637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time" office:time-value="PT15H22M13.292S" table:style-name="ce2">
            <text:p>22:13.3</text:p>
          </table:table-cell>
          <table:table-cell office:value-type="string" table:style-name="ce1">
            <text:p>ISGuidelines 1-20</text:p>
          </table:table-cell>
          <table:table-cell office:value-type="string" table:style-name="ce1">
            <text:p>/channels/login.do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5652" table:style-name="ce1">
            <text:p>25652</text:p>
          </table:table-cell>
          <table:table-cell table:number-columns-repeated="16377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time" office:time-value="PT15H22M13.352S" table:style-name="ce2">
            <text:p>22:13.4</text:p>
          </table:table-cell>
          <table:table-cell office:value-type="string" table:style-name="ce1">
            <text:p>ISGuidelines 1-20</text:p>
          </table:table-cell>
          <table:table-cell office:value-type="string" table:style-name="ce1">
            <text:p>/channels/;jsessionid=sz097zmyulpz1hdqggh8g1p9a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5693" table:style-name="ce1">
            <text:p>25693</text:p>
          </table:table-cell>
          <table:table-cell table:number-columns-repeated="1637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time" office:time-value="PT15H22M13.392S" table:style-name="ce2">
            <text:p>22:13.4</text:p>
          </table:table-cell>
          <table:table-cell office:value-type="string" table:style-name="ce1">
            <text:p>ISGuidelines 1-20</text:p>
          </table:table-cell>
          <table:table-cell office:value-type="string" table:style-name="ce1">
            <text:p>/channels/hom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time" office:time-value="PT15H22M13.427S" table:style-name="ce2">
            <text:p>22:13.4</text:p>
          </table:table-cell>
          <table:table-cell office:value-type="string" table:style-name="ce1">
            <text:p>ISGuidelines 1-20</text:p>
          </table:table-cell>
          <table:table-cell office:value-type="string" table:style-name="ce1">
            <text:p>/channels/participants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935300" table:style-name="ce1">
            <text:p>935300</text:p>
          </table:table-cell>
          <table:table-cell table:number-columns-repeated="1637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time" office:time-value="PT15H22M13.602S" table:style-name="ce2">
            <text:p>22:13.6</text:p>
          </table:table-cell>
          <table:table-cell office:value-type="string" table:style-name="ce1">
            <text:p>ISGuidelines 1-20</text:p>
          </table:table-cell>
          <table:table-cell office:value-type="string" table:style-name="ce1">
            <text:p>/channels/participants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3789" table:style-name="ce1">
            <text:p>23789</text:p>
          </table:table-cell>
          <table:table-cell table:number-columns-repeated="1637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time" office:time-value="PT15H22M13.617S" table:style-name="ce2">
            <text:p>22:13.6</text:p>
          </table:table-cell>
          <table:table-cell office:value-type="string" table:style-name="ce1">
            <text:p>ISGuidelines 1-20</text:p>
          </table:table-cell>
          <table:table-cell office:value-type="string" table:style-name="ce1">
            <text:p>/channels/home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5899" table:style-name="ce1">
            <text:p>25899</text:p>
          </table:table-cell>
          <table:table-cell table:number-columns-repeated="16377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time" office:time-value="PT15H22M13.657S" table:style-name="ce2">
            <text:p>22:13.7</text:p>
          </table:table-cell>
          <table:table-cell office:value-type="string" table:style-name="ce1">
            <text:p>ISGuidelines 1-20</text:p>
          </table:table-cell>
          <table:table-cell office:value-type="string" table:style-name="ce1">
            <text:p>/channels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time" office:time-value="PT15H22M13.667S" table:style-name="ce2">
            <text:p>22:13.7</text:p>
          </table:table-cell>
          <table:table-cell office:value-type="string" table:style-name="ce1">
            <text:p>ISGuidelines 1-20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number-rows-repeated="1048395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9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16T00:00:00Z</meta:creation-date>
    <dc:date>2012-01-20T10:18:14Z</dc:date>
  </office:meta>
</office:document-meta>
</file>